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4.3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18cm" svg:y1="1.017cm" svg:x2="19.986cm" svg:y2="1.058cm" svg:d="M1018 1017l18968 41" svg:viewBox="0 0 18969 42">
          <text:p/>
        </draw:connector>
        <draw:connector draw:style-name="gr1" draw:text-style-name="P1" xml:id="id3" draw:id="id3" draw:layer="layout" draw:type="line" svg:x1="19.986cm" svg:y1="1.058cm" svg:x2="19.986cm" svg:y2="28.656cm" draw:start-shape="id1" draw:start-glue-point="3" svg:d="M19986 1058v27598" svg:viewBox="0 0 1 27599">
          <text:p/>
        </draw:connector>
        <draw:connector draw:style-name="gr1" draw:text-style-name="P1" xml:id="id2" draw:id="id2" draw:layer="layout" draw:type="line" svg:x1="1.018cm" svg:y1="1.017cm" svg:x2="0.977cm" svg:y2="28.697cm" draw:start-shape="id1" draw:start-glue-point="2" svg:d="M1018 1017l-41 27680" svg:viewBox="0 0 42 27681">
          <text:p/>
        </draw:connector>
        <draw:connector draw:style-name="gr1" draw:text-style-name="P1" draw:layer="layout" draw:type="line" svg:x1="0.977cm" svg:y1="28.697cm" svg:x2="14.043cm" svg:y2="28.738cm" draw:start-shape="id2" draw:start-glue-point="3" svg:d="M977 28697l13066 41" svg:viewBox="0 0 13067 42">
          <text:p/>
        </draw:connector>
        <draw:connector draw:style-name="gr1" draw:text-style-name="P1" draw:layer="layout" draw:type="line" svg:x1="19.986cm" svg:y1="28.656cm" svg:x2="16.038cm" svg:y2="28.697cm" draw:start-shape="id3" draw:start-glue-point="3" svg:d="M19986 28656l-3948 41" svg:viewBox="0 0 3949 42">
          <text:p/>
        </draw:connector>
        <draw:connector draw:style-name="gr1" draw:text-style-name="P1" draw:layer="layout" draw:type="line" svg:x1="14.084cm" svg:y1="29.715cm" svg:x2="14.002cm" svg:y2="27.028cm" svg:d="M14084 29715l-82-2687" svg:viewBox="0 0 83 2688">
          <text:p/>
        </draw:connector>
        <draw:connector draw:style-name="gr1" draw:text-style-name="P1" draw:layer="layout" draw:type="line" svg:x1="16.078cm" svg:y1="29.715cm" svg:x2="15.997cm" svg:y2="27.109cm" svg:d="M16078 29715l-81-2606" svg:viewBox="0 0 82 2607">
          <text:p/>
        </draw:connector>
        <draw:custom-shape draw:style-name="gr2" draw:text-style-name="P1" draw:layer="layout" svg:width="0.9cm" svg:height="1.3cm" svg:x="16cm" svg:y="1.1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6cm" svg:y="2.4cm">
          <text:p text:style-name="P1">16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2cm" svg:height="4.55cm" svg:x="4.2cm" svg:y="12.2cm">
          <draw:text-box>
            <text:p text:style-name="P2"><text:span text:style-name="T1">Res Armamen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09:24:54.909550702</meta:creation-date>
    <dc:date>2016-07-05T09:34:27.636071248</dc:date>
    <dc:creator>SD Canto</dc:creator>
    <meta:editing-duration>P0D</meta:editing-duration>
    <meta:editing-cycles>1</meta:editing-cycles>
    <meta:document-statistic meta:object-count="10"/>
    <meta:generator>LibreOffice/4.2.8.2$Linux_x86 LibreOffice_project/420m0$Build-2</meta:generator>
  </office:meta>
</office:document-meta>
</file>